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6.80000019073486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âches</text:span></text:p>
          </table:table-cell>
          <table:table-cell table:style-name="ce6" office:value-type="string">
            <text:p>Tâches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composant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100.08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.0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Complexe → <text:s/>méthode amélior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omplexe → différentes méthodes : à finir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- .doc ok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10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F</text:p>
          </table:table-cell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à réaliser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00.1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3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500.02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500.0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0.02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1000.0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0.02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3-12-06T13:40:33</dc:date>
    <meta:editing-duration>PT10H21M30S</meta:editing-duration>
    <meta:editing-cycles>71</meta:editing-cycles>
    <meta:generator>LibreOffice/3.5$Linux_X86_64 LibreOffice_project/350m1$Build-2</meta:generator>
    <dc:creator>Freddy </dc:creator>
    <meta:document-statistic meta:table-count="3" meta:cell-count="256" meta:object-count="0"/>
  </office:meta>
</office:document-meta>
</file>